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rsid="000053b8" officeooo:paragraph-rsid="000053b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OpenVPN Server y la instalación de clientes y configuración en Debian 7</text:p>
      <text:p text:style-name="P1"/>
      <text:p text:style-name="P1">Por Michael David Under: Open Source On: 04 de abril 2014</text:p>
      <text:p text:style-name="P1">Descargar tus eBooks gratuitos AHORA - 10 eBooks gratuitos de Linux para administradores</text:p>
      <text:p text:style-name="P1"/>
      <text:p text:style-name="P1">Este artículo detalla cómo obtener conectividad IPv6 en OpenVPN usando Debian Linux . El proceso ha sido probado en Debian 7 en un VPS KVM con IPv6 conectividad como el servidor, y un escritorio Debian 7. Los comandos se deben ejecutar como root.</text:p>
      <text:p text:style-name="P1">Instalar OpenVPN en Linux</text:p>
      <text:p text:style-name="P1"/>
      <text:p text:style-name="P1">Instalar OpenVPN en Debian</text:p>
      <text:p text:style-name="P1">¿Qué es OpenVPN?</text:p>
      <text:p text:style-name="P1"/>
      <text:p text:style-name="P1">OpenVPN es un programa que utiliza VPN SSL / TLS para crear conexiones VPN seguras y codificadas, para dirigir su tráfico de Internet, lo que impide fisgonear. Open VPN es muy capaz de atravesar de forma transparente a través de firewalls. De hecho, si la situación lo requiere, se puede ejecutar en el mismo puerto TCP como HTTPS (443), por lo que el tráfico indistinguibles y por lo tanto casi imposible de bloquear.</text:p>
      <text:p text:style-name="P1"/>
      <text:p text:style-name="P1">OpenVPN puede usar una variedad de métodos, tales como llaves pre-compartidas secretas, certificados, o nombres de usuario / contraseñas, para permitir que los clientes se autentican en el servidor. OpenVPN utiliza el protocolo OpenSSL e implementa muchas características de seguridad y de control, tales como la autenticación de desafío y respuesta, capacidad de inicio de sesión único, balanceo de carga y conmutación por error de características y soporte de múltiples daemon.</text:p>
      <text:p text:style-name="P1">¿Por qué utilizar OpenVPN?</text:p>
      <text:p text:style-name="P1"/>
      <text:p text:style-name="P1">Piense en comunicaciones seguras - pensar OpenVPN. Si no quieres que nadie husmeando en su tráfico de Internet, utilizar OpenVPN para enrutar todo el tráfico a través de un altamente encriptados, túnel seguro.</text:p>
      <text:p text:style-name="P1"/>
      <text:p text:style-name="P1">Esto es especialmente importante cuando se conecta a redes WIFI pública en aeropuertos y otros lugares. Nunca se puede estar seguro de quién está husmeando en su tráfico. Puede canalizar el tráfico a través de su propio servidor OpenVPN para impedir la obtención.</text:p>
      <text:p text:style-name="P1"/>
      <text:p text:style-name="P1">Si se encuentra en cualquiera de los países que monitorean rutinariamente todos sus sitios web de tráfico y bloquear a voluntad, puede utilizar OpenVPN a través del puerto TCP 443 , para que sea indistinguible de tráfico HTTPS. Usted puede incluso combinar OpenVPN con otras estrategias de seguridad, como el tráfico de un túnel OpenVPN sobre un túnel SSL, para vencer a las técnicas de inspección profunda de paquetes que podrían ser capaces de identificar las firmas de OpenVPN.</text:p>
      <text:p text:style-name="P1">Requisitos del sistema</text:p>
      <text:p text:style-name="P1"/>
      <text:p text:style-name="P1">OpenVPN requiere unos requisitos muy mínimos para funcionar. Un sistema con 64 MB de RAM y 1 GB de espacio en disco duro es suficiente para ejecutar OpenVPN. OpenVPN funciona en casi todos los principales sistemas operativos.</text:p>
      <text:p text:style-name="P1">Instalación y configuración de OpenVPN en Debian 7</text:p>
      <text:p text:style-name="P1">Instalar OpenVPN en servidor maestro</text:p>
      <text:p text:style-name="P1"/>
      <text:p text:style-name="P1">Ejecute el siguiente comando para instalar OpenVPN.</text:p>
      <text:p text:style-name="P1"><text:soft-page-break/></text:p>
      <text:p text:style-name="P1"># Apt-get install openvpn</text:p>
      <text:p text:style-name="P1"/>
      <text:p text:style-name="P1">De forma predeterminada, los scripts fáciles rsa se ​​instalan bajo / usr / share / easy-rsa / 'directorio. Por lo tanto, tenemos que copiar estos scripts a la ubicación deseada, es decir / root / easy-rsa .</text:p>
      <text:p text:style-name="P1"/>
      <text:p text:style-name="P1"># Mkdir / root / easy-rsa</text:p>
      <text:p text:style-name="P1">cp-prv / usr/share/doc/openvpn/examples/easy-rsa/2.0 / root / easy-rsa</text:p>
      <text:p text:style-name="P1"/>
      <text:p text:style-name="P1">Generar certificado de CA y la clave de CA</text:p>
      <text:p text:style-name="P1"/>
      <text:p text:style-name="P1">Abrir el archivo ' vars 'y crea los siguientes cambios, pero antes de hacer los cambios que sugerimos para tomar copia de seguridad del archivo original.</text:p>
      <text:p text:style-name="P1"/>
      <text:p text:style-name="P1">Vars # cp {,. Orig}</text:p>
      <text:p text:style-name="P1"/>
      <text:p text:style-name="P1">Utilizando su editor de texto, configurar los valores predeterminados para fácil-rsa. Por ejemplo.</text:p>
      <text:p text:style-name="P1"/>
      <text:p text:style-name="P1">KEY_SIZE = 4,096</text:p>
      <text:p text:style-name="P1">KEY_COUNTRY = "IN"</text:p>
      <text:p text:style-name="P1">KEY_PROVINCE = "UP"</text:p>
      <text:p text:style-name="P1">KEY_CITY = "Noida"</text:p>
      <text:p text:style-name="P1">KEY_ORG = "Home"</text:p>
      <text:p text:style-name="P1">KEY_EMAIL = "user@example.net"</text:p>
      <text:p text:style-name="P1"/>
      <text:p text:style-name="P1">Aquí, estoy usando la clave 4096 bits. Usted puede utilizar el 1024 , 2048 , 4096 o 8192 bits clave sería CUM.</text:p>
      <text:p text:style-name="P1"/>
      <text:p text:style-name="P1">Exportar los valores predeterminados mediante la ejecución del comando.</text:p>
      <text:p text:style-name="P1"/>
      <text:p text:style-name="P1"># Source. / Vars</text:p>
      <text:p text:style-name="P1"/>
      <text:p text:style-name="P1">Limpiar los certificados generados con anterioridad.</text:p>
      <text:p text:style-name="P1"/>
      <text:p text:style-name="P1">. / Clean-all</text:p>
      <text:p text:style-name="P1"/>
      <text:p text:style-name="P1">A continuación, ejecute el comando siguiente para generar Certificado de CA y CA clave.</text:p>
      <text:p text:style-name="P1"/>
      <text:p text:style-name="P1">#. / Build-ca</text:p>
      <text:p text:style-name="P1"/>
      <text:p text:style-name="P1">Generar el certificado de servidor mediante la ejecución del comando. Sustituir el 'nombre de servidor' con su nombre-servidor.</text:p>
      <text:p text:style-name="P1"/>
      <text:p text:style-name="P1">Nombre-servidor #. / Build-key-server</text:p>
      <text:p text:style-name="P1"/>
      <text:p text:style-name="P1">Generar el Diffie Hellman PEM certificado.</text:p>
      <text:p text:style-name="P1"/>
      <text:p text:style-name="P1">#. / Build-dh</text:p>
      <text:p text:style-name="P1"/>
      <text:p text:style-name="P1"><text:soft-page-break/>Generar el certificado de cliente. Sustituir el 'nombre del cliente con su cliente-name.</text:p>
      <text:p text:style-name="P1"/>
      <text:p text:style-name="P1">#. / Build-key nombre_cliente</text:p>
      <text:p text:style-name="P1"/>
      <text:p text:style-name="P1">Generar el código HMAC.</text:p>
      <text:p text:style-name="P1"/>
      <text:p text:style-name="P1"># Openvpn - genkey - secreto / root / easy-rsa / keys / ta.key</text:p>
      <text:p text:style-name="P1"/>
      <text:p text:style-name="P1">Copie los certificados en los equipos cliente y servidor de la siguiente manera.</text:p>
      <text:p text:style-name="P1"/>
      <text:p text:style-name="P1"><text:s text:c="4"/>Asegúrese de que el ca.crt está presente tanto en el cliente y el servidor.</text:p>
      <text:p text:style-name="P1"><text:s text:c="4"/>El ca.key clave debe ser en el cliente.</text:p>
      <text:p text:style-name="P1"><text:s text:c="4"/>El servidor requiere server.crt , dh4096.pem , server.key y ta.key .</text:p>
      <text:p text:style-name="P1"><text:s text:c="4"/>client.crt , client.key y ta.key deben estar en el cliente.</text:p>
      <text:p text:style-name="P1"/>
      <text:p text:style-name="P1">Para configurar las claves y certificados en el servidor, ejecute los comandos.</text:p>
      <text:p text:style-name="P1"/>
      <text:p text:style-name="P1"># Mkdir-p / etc / openvpn / certs</text:p>
      <text:p text:style-name="P1"># Cp-pv / root / easy-rsa / keys / {ca. {Crt, clave}, nombre-servidor. {Crt, clave}, ta.key, dh4096.pem} / etc / openvpn / certs /</text:p>
      <text:p text:style-name="P1"/>
      <text:p text:style-name="P1">Configuración del servidor OpenVPN</text:p>
      <text:p text:style-name="P1"/>
      <text:p text:style-name="P1">Ahora tiene que configurar el servidor OpenVPN. Abrir el archivo ' / etc / openvpn / server.conf '. Por favor haga los cambios como se describe a continuación.</text:p>
      <text:p text:style-name="P1"/>
      <text:p text:style-name="P1">seguridad script del sistema 3</text:p>
      <text:p text:style-name="P1">puerto 1194</text:p>
      <text:p text:style-name="P1">udp proto</text:p>
      <text:p text:style-name="P1">grifo dev</text:p>
      <text:p text:style-name="P1"/>
      <text:p text:style-name="P1">ca / etc / openvpn / certs / ca.crt</text:p>
      <text:p text:style-name="P1">cert / etc / openvpn / certs / server-name.crt</text:p>
      <text:p text:style-name="P1">clave / etc / openvpn / certs / server-name.key</text:p>
      <text:p text:style-name="P1">dh / etc/openvpn/certs/dh4096.pem</text:p>
      <text:p text:style-name="P1">tls-auth / etc / openvpn / certs / ta.key 0</text:p>
      <text:p text:style-name="P1"/>
      <text:p text:style-name="P1">servidor 192.168.88.0 255.255.255.0</text:p>
      <text:p text:style-name="P1">ifconfig-pool-persistir ipp.txt</text:p>
      <text:p text:style-name="P1">empujar "redirigir-gateway def1 bypass dhcp"</text:p>
      <text:p text:style-name="P1">push "dhcp-option 8.8.8.8 DNS"</text:p>
      <text:p text:style-name="P1">push "dhcp-option 8.8.4.4 DNS"</text:p>
      <text:p text:style-name="P1"/>
      <text:p text:style-name="P1">Keep Alive 1800 4000</text:p>
      <text:p text:style-name="P1"/>
      <text:p text:style-name="P1">cifrado DES-CBC-EDE3 # Triple-DES</text:p>
      <text:p text:style-name="P1">comp-lzo</text:p>
      <text:p text:style-name="P1"/>
      <text:p text:style-name="P1">max-clientes 10</text:p>
      <text:p text:style-name="P1"><text:soft-page-break/></text:p>
      <text:p text:style-name="P1">usuario nobody</text:p>
      <text:p text:style-name="P1">nogroup grupo</text:p>
      <text:p text:style-name="P1"/>
      <text:p text:style-name="P1">persistir-key</text:p>
      <text:p text:style-name="P1">tun-persistir</text:p>
      <text:p text:style-name="P1"/>
      <text:p text:style-name="P1"># Conectarse openvpn.log</text:p>
      <text:p text:style-name="P1"># Estado status.log OpenVPN</text:p>
      <text:p text:style-name="P1">verbo 5</text:p>
      <text:p text:style-name="P1">mute 20</text:p>
      <text:p text:style-name="P1"/>
      <text:p text:style-name="P1">Habilitar el reenvío IP en el servidor.</text:p>
      <text:p text:style-name="P1"/>
      <text:p text:style-name="P1"># Echo 1&gt; / proc/sys/net/ipv4/ip_forward</text:p>
      <text:p text:style-name="P1"/>
      <text:p text:style-name="P1">Ejecute el comando siguiente para configurar OpenVPN para iniciar en el arranque.</text:p>
      <text:p text:style-name="P1"/>
      <text:p text:style-name="P1"># Update-rc.d-f impagos openvpn</text:p>
      <text:p text:style-name="P1"/>
      <text:p text:style-name="P1">Iniciar servicio OpenVPN.</text:p>
      <text:p text:style-name="P1"/>
      <text:p text:style-name="P1"># Service openvpn restart</text:p>
      <text:p text:style-name="P1"/>
      <text:p text:style-name="P1">Instalar OpenVPN en el Cliente</text:p>
      <text:p text:style-name="P1"/>
      <text:p text:style-name="P1">Ejecute el siguiente comando para instalar OpenVPN en la máquina cliente.</text:p>
      <text:p text:style-name="P1"/>
      <text:p text:style-name="P1"># Apt-get install openvpn</text:p>
      <text:p text:style-name="P1"/>
      <text:p text:style-name="P1">Con un editor de texto, configurar la configuración del cliente OpenVPN en ' / etc / openvpn / client.conf ', en el cliente. Un ejemplo de configuración es la siguiente:</text:p>
      <text:p text:style-name="P1"/>
      <text:p text:style-name="P1">seguridad script del sistema 3</text:p>
      <text:p text:style-name="P1">cliente</text:p>
      <text:p text:style-name="P1">vpn_server_ip remoto</text:p>
      <text:p text:style-name="P1">ca / etc / openvpn / certs / ca.crt</text:p>
      <text:p text:style-name="P1">cert / etc / openvpn / certs / client.crt</text:p>
      <text:p text:style-name="P1">clave / etc / openvpn / certs / client.key</text:p>
      <text:p text:style-name="P1">cifrado DES-CBC-EDE3</text:p>
      <text:p text:style-name="P1">comp-lzo sí</text:p>
      <text:p text:style-name="P1">grifo dev</text:p>
      <text:p text:style-name="P1">udp proto</text:p>
      <text:p text:style-name="P1">tls-auth / etc / openvpn / certs / ta.key 1</text:p>
      <text:p text:style-name="P1">nobind</text:p>
      <text:p text:style-name="P1">auth-nocache</text:p>
      <text:p text:style-name="P1">persistir-key</text:p>
      <text:p text:style-name="P1">tun-persistir</text:p>
      <text:p text:style-name="P1">usuario nobody</text:p>
      <text:p text:style-name="P1"><text:soft-page-break/>nogroup grupo</text:p>
      <text:p text:style-name="P1"/>
      <text:p text:style-name="P1">Ejecute el comando siguiente para configurar OpenVPN para iniciar en el arranque.</text:p>
      <text:p text:style-name="P1"/>
      <text:p text:style-name="P1"># Update-rc.d-f impagos openvpn</text:p>
      <text:p text:style-name="P1"/>
      <text:p text:style-name="P1">Iniciar servicio OpenVPN en el cliente.</text:p>
      <text:p text:style-name="P1"/>
      <text:p text:style-name="P1"># Service openvpn restart</text:p>
      <text:p text:style-name="P1"/>
      <text:p text:style-name="P1">Una vez que esté satisfecho de que OpenVPN está funcionando bien en IPv4 , aquí es cómo llegar a IPv6 de trabajo sobre OpenVPN.</text:p>
      <text:p text:style-name="P1">Cómo trabajar con IPv6 en el servidor OpenVPN</text:p>
      <text:p text:style-name="P1"/>
      <text:p text:style-name="P1">Añada las siguientes líneas al final de la configuración del servidor ' / etc / openvpn / server.conf archivo '.</text:p>
      <text:p text:style-name="P1"/>
      <text:p text:style-name="P1">cliente a conectar / etc / openvpn / connect.sh cliente</text:p>
      <text:p text:style-name="P1">desconexión de un cliente / etc / openvpn / disconnect.sh cliente</text:p>
      <text:p text:style-name="P1"/>
      <text:p text:style-name="P1">Estos dos scripts construir / destruir el túnel IPv6 cada vez que un cliente se conecta / desconecta.</text:p>
      <text:p text:style-name="P1"/>
      <text:p text:style-name="P1">Este es el contenido del cliente-connect.sh.</text:p>
      <text:p text:style-name="P1"/>
      <text:p text:style-name="P1">#! / Bin / bash</text:p>
      <text:p text:style-name="P1">BASERANGE = "2a00: dd80: 003d: 000C"</text:p>
      <text:p text:style-name="P1">ifconfig $ dev hasta</text:p>
      <text:p text:style-name="P1">ifconfig $ dev agregar $ {} BASERANGE: 1001 :: 1/64</text:p>
      <text:p text:style-name="P1">ip -6 añadir relincho de proxy 2a00: dd80: 003d: 000C: 1001 :: 2 dev eth0</text:p>
      <text:p text:style-name="P1">exit 0</text:p>
      <text:p text:style-name="P1"/>
      <text:p text:style-name="P1">Mi anfitrión me asigna direcciones IPv6 del 2a00: dd80: 003d: 000C ​​:: / 64 bloque. Por lo tanto, uso 2a00: dd80: 003d: 000C ​​como BASERANGE. Modificar este valor de acuerdo con lo que su anfitrión le ha asignado.</text:p>
      <text:p text:style-name="P1"/>
      <text:p text:style-name="P1">Cada vez que un cliente se conecta a OpenVPN, este script asigna la dirección 2a00: dd80: 003d: 000C: 1001 :: 1 como la dirección IPv6 de la tap0 interfaz del servidor.</text:p>
      <text:p text:style-name="P1"/>
      <text:p text:style-name="P1">La última línea establece Vecino Descubrimiento de nuestro túnel. He añadido la dirección IPv6 del lado del cliente tap0 conexión como la dirección del proxy.</text:p>
      <text:p text:style-name="P1"/>
      <text:p text:style-name="P1">Este es el contenido del cliente-disconnect.sh .</text:p>
      <text:p text:style-name="P1"/>
      <text:p text:style-name="P1">#! / Bin / bash</text:p>
      <text:p text:style-name="P1">BASERANGE = "2a00: dd80: 003d: 000C"</text:p>
      <text:p text:style-name="P1">/ Sbin / ip -6 addr del $ {GAMA BASE} :: 1/64 $ dev dev</text:p>
      <text:p text:style-name="P1">exit 0</text:p>
      <text:p text:style-name="P1"/>
      <text:p text:style-name="P1">Esto sólo elimina el IPv6 dirección túnel del servidor, cuando el cliente se desconecta. Modificar el <text:soft-page-break/>valor de BASERANGE según corresponda.</text:p>
      <text:p text:style-name="P1"/>
      <text:p text:style-name="P1">Hacer el ejecutable scripts.</text:p>
      <text:p text:style-name="P1"/>
      <text:p text:style-name="P1"># Chmod 700 / etc / openvpn / cliente-connect.sh</text:p>
      <text:p text:style-name="P1"># Chmod 700 / etc / openvpn / cliente-disconnect.sh</text:p>
      <text:p text:style-name="P1"/>
      <text:p text:style-name="P1">Agregue las siguientes entradas al / etc / rc.local '(También puede modificar los sysctls apropiados en / etc / sysctl.conf ).</text:p>
      <text:p text:style-name="P1"/>
      <text:p text:style-name="P1">echo 1&gt; / proc/sys/net/ipv6/conf/all/proxy_ndp</text:p>
      <text:p text:style-name="P1">echo 1&gt; / proc/sys/net/ipv4/ip_forward</text:p>
      <text:p text:style-name="P1">echo 1&gt; / proc/sys/net/ipv6/conf/all/forwarding</text:p>
      <text:p text:style-name="P1">/ Etc / init.d / firewall stop &amp;&amp; / etc / init.d / firewall inicio</text:p>
      <text:p text:style-name="P1"/>
      <text:p text:style-name="P1">Estas entradas se activan Neighbor Discovery and Forwarding. También he añadido un servidor de seguridad.</text:p>
      <text:p text:style-name="P1"/>
      <text:p text:style-name="P1">Crear ' / etc / init.d / firewall 'y poner en el siguiente contenido.</text:p>
      <text:p text:style-name="P1"/>
      <text:p text:style-name="P1">#! / Bin / sh</text:p>
      <text:p text:style-name="P1"># Descripción: Firewall</text:p>
      <text:p text:style-name="P1">IPT = / sbin / iptables</text:p>
      <text:p text:style-name="P1">IPT6 = / sbin/ip6tables</text:p>
      <text:p text:style-name="P1">case "$ 1"</text:p>
      <text:p text:style-name="P1">iniciar)</text:p>
      <text:p text:style-name="P1">$ IPT-F ENTRADA</text:p>
      <text:p text:style-name="P1">$ IPT-A estado ENTRADA-i eth0-m - ESTABLECIDO estado,-j ACCEPT RELACIONADOS</text:p>
      <text:p text:style-name="P1">$ IPT-A INPUT-i eth0-p tcp - dport 22-j ACCEPT</text:p>
      <text:p text:style-name="P1">$ IPT-A INPUT-i eth0-p icmp-j ACCEPT</text:p>
      <text:p text:style-name="P1">$ IPT-A INPUT-i eth0-p udp - dport 1194-j ACCEPT</text:p>
      <text:p text:style-name="P1">$ IPT-A INPUT-i pulse +-j ACCEPT</text:p>
      <text:p text:style-name="P1">$ IPT-A FORWARD-i tap +-j ACCEPT</text:p>
      <text:p text:style-name="P1">$ IPT-A FORWARD estado-m - ESTABLECIDO estado,-j ACCEPT RELACIONADOS</text:p>
      <text:p text:style-name="P1">$ IPT-t nat-F POSTROUTING</text:p>
      <text:p text:style-name="P1">$ IPT-t nat-A POSTROUTING-s 10.8.0.0/24-o eth0-j MASQUERADE</text:p>
      <text:p text:style-name="P1">$ IPT-A INPUT-i eth0-j DROP</text:p>
      <text:p text:style-name="P1">$ IPT6-F ENTRADA</text:p>
      <text:p text:style-name="P1">$ IPT6-A-i eth0-ENTRADA m Estado - ESTABLECIDO estado,-j ACCEPT RELACIONADOS</text:p>
      <text:p text:style-name="P1">$ IPT6-A INPUT-i eth0-p tcp - dport 22-j ACCEPT</text:p>
      <text:p text:style-name="P1">$ IPT6-A INPUT-i eth0-p ICMPv6-j ACCEPT</text:p>
      <text:p text:style-name="P1">$ IPT6-A FORWARD-s 2a00: dd80: 003d: 000C :: / 64 i tap0-o eth0-j ACCEPT</text:p>
      <text:p text:style-name="P1">$ IPT6-A INPUT-i eth0-j DROP</text:p>
      <text:p text:style-name="P1">exit 0</text:p>
      <text:p text:style-name="P1">;;</text:p>
      <text:p text:style-name="P1">Deténgase)</text:p>
      <text:p text:style-name="P1">$ IPT-F</text:p>
      <text:p text:style-name="P1">$ IPT6-F</text:p>
      <text:p text:style-name="P1">exit 0</text:p>
      <text:p text:style-name="P1"><text:soft-page-break/>;;</text:p>
      <text:p text:style-name="P1">*)</text:p>
      <text:p text:style-name="P1">echo "Uso: / etc / init.d / firewall {start | stop}"</text:p>
      <text:p text:style-name="P1">salida 1</text:p>
      <text:p text:style-name="P1">;;</text:p>
      <text:p text:style-name="P1">esac</text:p>
      <text:p text:style-name="P1"/>
      <text:p text:style-name="P1">Ejecutar '/ etc / rc.local 'e iniciar el servidor de seguridad.</text:p>
      <text:p text:style-name="P1"/>
      <text:p text:style-name="P1"># Sh / etc / rc.local</text:p>
      <text:p text:style-name="P1"/>
      <text:p text:style-name="P1">Esto completa las modificaciones del lado del servidor.</text:p>
      <text:p text:style-name="P1">Introducción IPv6 trabajar con OpenVPN en el Cliente</text:p>
      <text:p text:style-name="P1"/>
      <text:p text:style-name="P1">Agregue la siguiente como las últimas líneas de su archivo de configuración del cliente ' / etc / openvpn / client.conf '.</text:p>
      <text:p text:style-name="P1"/>
      <text:p text:style-name="P1"># Crea el túnel ipv6</text:p>
      <text:p text:style-name="P1">/ etc / openvpn / up.sh</text:p>
      <text:p text:style-name="P1">abajo / etc / openvpn / down.sh</text:p>
      <text:p text:style-name="P1"># Necesitará esta manera cuando el cliente se desconecta le dice al servidor</text:p>
      <text:p text:style-name="P1">explícita-exit-notify</text:p>
      <text:p text:style-name="P1"/>
      <text:p text:style-name="P1">Los de arriba y abajo guiones construir / destruir los puntos extremos de cliente IPV6 de la conexión tap0 cliente cada vez que un cliente se conecta / desconecta hacia o desde el servidor OpenVPN.</text:p>
      <text:p text:style-name="P1"/>
      <text:p text:style-name="P1">Aquí está el contenido de up.sh.</text:p>
      <text:p text:style-name="P1"/>
      <text:p text:style-name="P1">#! / Bin / bash</text:p>
      <text:p text:style-name="P1">IPV6BASE = "2a00: dd80: 3d: c"</text:p>
      <text:p text:style-name="P1">ifconfig $ dev hasta</text:p>
      <text:p text:style-name="P1">ifconfig $ dev IPV6BASE agregar $ {}: 1001 :: 2/64</text:p>
      <text:p text:style-name="P1">ip -6 ruta por defecto a través de add $ {} IPV6BASE: 1001 :: 1</text:p>
      <text:p text:style-name="P1">exit 0</text:p>
      <text:p text:style-name="P1"/>
      <text:p text:style-name="P1">El script asigna la dirección IPV6 2a00: dd80: 3d: c: 1001 :: 2 como la dirección IPV6 cliente y establece la ruta por defecto IPv6 a través del servidor.</text:p>
      <text:p text:style-name="P1"/>
      <text:p text:style-name="P1">Modificar IPV6BASE a ser el mismo que BASERANGE en la configuración del servidor.</text:p>
      <text:p text:style-name="P1"/>
      <text:p text:style-name="P1">Aquí está el contenido de down.sh.</text:p>
      <text:p text:style-name="P1"/>
      <text:p text:style-name="P1">#! / Bin / bash</text:p>
      <text:p text:style-name="P1">IPV6BASE = "2a00: dd80: 3d: c"</text:p>
      <text:p text:style-name="P1">/ Sbin / ip -6 addr del $ {} IPV6BASE :: 2/64 $ dev dev</text:p>
      <text:p text:style-name="P1">/ Sbin / ip link set dev $ dev abajo</text:p>
      <text:p text:style-name="P1">/ Sbin / ip route del :: / 0 a través de $ {} IPV6BASE :: 1</text:p>
      <text:p text:style-name="P1">exit 0</text:p>
      <text:p text:style-name="P1"/>
      <text:p text:style-name="P1"><text:soft-page-break/>Esto sólo elimina la dirección IPv6 del cliente y derriba la ruta IPV6 cuando el cliente se desconecta del servidor.</text:p>
      <text:p text:style-name="P1"/>
      <text:p text:style-name="P1">Modificar IPV6BASE a ser el mismo que BASERANGE en la configuración del servidor y crea script ejecutable.</text:p>
      <text:p text:style-name="P1"/>
      <text:p text:style-name="P1"># Chmod 700 / etc / openvpn / up.sh</text:p>
      <text:p text:style-name="P1"># Chmod 700 / etc / openvpn / down.sh</text:p>
      <text:p text:style-name="P1"/>
      <text:p text:style-name="P1">Opcionalmente, modifique / etc / resolv.conf 'y añadir servidores IPV6 de Google para la resolución DNS.</text:p>
      <text:p text:style-name="P1"/>
      <text:p text:style-name="P1">nameserver 2001:4860:4860 :: 8888</text:p>
      <text:p text:style-name="P1">nameserver 2001:4860:4860 :: 8844</text:p>
      <text:p text:style-name="P1"/>
      <text:p text:style-name="P1">Reinicie openvpn en el servidor y luego conectarse a él desde el cliente. Usted debe estar conectado. Visita test-ipv6.com ver que su conectividad IPv6 a través de OpenVPN está funcionando.</text:p>
      <text:p text:style-name="P1">Enlaces de referencia</text:p>
      <text:p text:style-name="P1"/>
      <text:p text:style-name="P1">OpenVPN Página de Inici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CL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L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nuel Campos</meta:initial-creator>
    <meta:creation-date>2014-07-02T13:29:46.007553895</meta:creation-date>
    <dc:date>2014-07-02T13:30:26.041332486</dc:date>
    <dc:creator>Manuel Campos</dc:creator>
    <meta:editing-duration>P0D</meta:editing-duration>
    <meta:editing-cycles>1</meta:editing-cycles>
    <meta:document-statistic meta:table-count="0" meta:image-count="0" meta:object-count="0" meta:page-count="8" meta:paragraph-count="218" meta:word-count="2053" meta:character-count="12007" meta:non-whitespace-character-count="10150"/>
    <meta:generator>LibreOffice/4.2.4.2$Linux_X86_64 LibreOffice_project/420$Build-2</meta:generator>
  </office:meta>
</office:document-meta>
</file>